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3134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6882in"/>
    </style:style>
    <style:style style:name="co9" style:family="table-column">
      <style:table-column-properties fo:break-before="auto" style:column-width="1.3535in"/>
    </style:style>
    <style:style style:name="co5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.245" calcext:value-type="float">
            <text:p>232.245</text:p>
          </table:table-cell>
          <table:table-cell table:style-name="Default" office:value-type="float" office:value="0.000975389" calcext:value-type="float">
            <text:p>0.000975389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6.54" calcext:value-type="float">
            <text:p>356.54</text:p>
          </table:table-cell>
          <table:table-cell table:style-name="Default" office:value-type="float" office:value="0.000246298" calcext:value-type="float">
            <text:p>0.000246298</text:p>
          </table:table-cell>
          <table:table-cell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86.53" calcext:value-type="float">
            <text:p>2386.53</text:p>
          </table:table-cell>
          <table:table-cell office:value-type="float" office:value="0.0000000229142" calcext:value-type="float">
            <text:p>2.29E-08</text:p>
          </table:table-cell>
          <table:table-cell office:value-type="float" office:value="1004" calcext:value-type="float">
            <text:p>10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945" calcext:value-type="float">
            <text:p>431.945</text:p>
          </table:table-cell>
          <table:table-cell office:value-type="float" office:value="0.0000618484" calcext:value-type="float">
            <text:p>6.18E-05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9.899" calcext:value-type="float">
            <text:p>809.899</text:p>
          </table:table-cell>
          <table:table-cell office:value-type="float" office:value="0.0000154806" calcext:value-type="float">
            <text:p>1.55E-05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67.37" calcext:value-type="float">
            <text:p>2067.37</text:p>
          </table:table-cell>
          <table:table-cell office:value-type="float" office:value="0.00000387669" calcext:value-type="float">
            <text:p>3.88E-06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167" calcext:value-type="float">
            <text:p>490.167</text:p>
          </table:table-cell>
          <table:table-cell office:value-type="float" office:value="0.0000618484" calcext:value-type="float">
            <text:p>6.18E-05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7.416" calcext:value-type="float">
            <text:p>627.416</text:p>
          </table:table-cell>
          <table:table-cell office:value-type="float" office:value="0.000000169108" calcext:value-type="float">
            <text:p>1.69E-07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09.81" calcext:value-type="float">
            <text:p>6309.81</text:p>
          </table:table-cell>
          <table:table-cell office:value-type="float" office:value="0.000000961594" calcext:value-type="float">
            <text:p>9.62E-07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4.84" calcext:value-type="float">
            <text:p>1014.84</text:p>
          </table:table-cell>
          <table:table-cell office:value-type="float" office:value="0.0000000278075" calcext:value-type="float">
            <text:p>2.78E-08</text:p>
          </table:table-cell>
          <table:table-cell office:value-type="float" office:value="1005" calcext:value-type="float">
            <text:p>100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31.13" calcext:value-type="float">
            <text:p>1631.13</text:p>
          </table:table-cell>
          <table:table-cell office:value-type="float" office:value="0.000000022881" calcext:value-type="float">
            <text:p>2.29E-08</text:p>
          </table:table-cell>
          <table:table-cell office:value-type="float" office:value="1004" calcext:value-type="float">
            <text:p>1004</text:p>
          </table:table-cell>
          <table:table-cell table:number-columns-repeated="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5.578" calcext:value-type="float">
            <text:p>885.578</text:p>
          </table:table-cell>
          <table:table-cell office:value-type="float" office:value="0.00000010348" calcext:value-type="float">
            <text:p>1.03E-07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53.9" calcext:value-type="float">
            <text:p>1453.9</text:p>
          </table:table-cell>
          <table:table-cell office:value-type="float" office:value="0.0000000944826" calcext:value-type="float">
            <text:p>9.45E-08</text:p>
          </table:table-cell>
          <table:table-cell office:value-type="float" office:value="1004" calcext:value-type="float">
            <text:p>100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7.52" calcext:value-type="float">
            <text:p>1987.52</text:p>
          </table:table-cell>
          <table:table-cell office:value-type="float" office:value="0.00000383383" calcext:value-type="float">
            <text:p>3.83E-06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39.46" calcext:value-type="float">
            <text:p>2039.46</text:p>
          </table:table-cell>
          <table:table-cell office:value-type="float" office:value="0.0000000945316" calcext:value-type="float">
            <text:p>9.45E-08</text:p>
          </table:table-cell>
          <table:table-cell office:value-type="float" office:value="1004" calcext:value-type="float">
            <text:p>100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0.487" calcext:value-type="float">
            <text:p>290.487</text:p>
          </table:table-cell>
          <table:table-cell table:style-name="Default" office:value-type="float" office:value="0.000246375" calcext:value-type="float">
            <text:p>0.000246375</text:p>
          </table:table-cell>
          <table:table-cell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6.469" calcext:value-type="float">
            <text:p>656.469</text:p>
          </table:table-cell>
          <table:table-cell office:value-type="float" office:value="0.000015506" calcext:value-type="float">
            <text:p>1.55E-05</text:p>
          </table:table-cell>
          <table:table-cell office:value-type="float" office:value="1011" calcext:value-type="float">
            <text:p>101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.765" calcext:value-type="float">
            <text:p>203.765</text:p>
          </table:table-cell>
          <table:table-cell table:style-name="Default" office:value-type="float" office:value="0.000975328" calcext:value-type="float">
            <text:p>0.000975328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7.463" calcext:value-type="float">
            <text:p>537.463</text:p>
          </table:table-cell>
          <table:table-cell office:value-type="float" office:value="0.0000617693" calcext:value-type="float">
            <text:p>6.18E-05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640.59" calcext:value-type="float">
            <text:p>6640.59</text:p>
          </table:table-cell>
          <table:table-cell office:value-type="float" office:value="0.000000930638" calcext:value-type="float">
            <text:p>9.31E-07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7.856" calcext:value-type="float">
            <text:p>537.856</text:p>
          </table:table-cell>
          <table:table-cell office:value-type="float" office:value="0.000000192065" calcext:value-type="float">
            <text:p>1.92E-07</text:p>
          </table:table-cell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0.58" calcext:value-type="float">
            <text:p>1310.58</text:p>
          </table:table-cell>
          <table:table-cell table:style-name="Default" office:value-type="float" office:value="0.000979042" calcext:value-type="float">
            <text:p>0.000979042</text:p>
          </table:table-cell>
          <table:table-cell office:value-type="float" office:value="1009" calcext:value-type="float">
            <text:p>1009</text:p>
          </table:table-cell>
          <table:table-cell table:number-columns-repeated="3"/>
          <table:table-cell office:value-type="string" calcext:value-type="string">
            <text:p>11 <text:s text:c="5"/>4 <text:s text:c="6"/>2 <text:s text:c="6"/>10817.6 3.77883e-08 <text:s text:c="4"/>3680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78.19" calcext:value-type="float">
            <text:p>3078.19</text:p>
          </table:table-cell>
          <table:table-cell office:value-type="float" office:value="0.0000615968" calcext:value-type="float">
            <text:p>6.16E-05</text:p>
          </table:table-cell>
          <table:table-cell office:value-type="float" office:value="1233" calcext:value-type="float">
            <text:p>1233</text:p>
          </table:table-cell>
          <table:table-cell table:number-columns-repeated="3"/>
          <table:table-cell office:value-type="string" calcext:value-type="string">
            <text:p>11 <text:s text:c="5"/>5 <text:s text:c="6"/>2</text:p>
          </table:table-cell>
          <table:table-cell office:value-type="string" calcext:value-type="string">
            <text:p>43352.2 3.52967e-08 <text:s text:c="4"/>7145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10.13" calcext:value-type="float">
            <text:p>6310.13</text:p>
          </table:table-cell>
          <table:table-cell office:value-type="float" office:value="0.0000154401" calcext:value-type="float">
            <text:p>1.54E-05</text:p>
          </table:table-cell>
          <table:table-cell office:value-type="float" office:value="4885" calcext:value-type="float">
            <text:p>4885</text:p>
          </table:table-cell>
          <table:table-cell table:number-columns-repeated="3"/>
          <table:table-cell office:value-type="string" calcext:value-type="string">
            <text:p>11 <text:s text:c="5"/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293.6 9.6704e-07</text:p>
          </table:table-cell>
          <table:table-cell office:value-type="float" office:value="78173" calcext:value-type="float">
            <text:p>781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58.23" calcext:value-type="float">
            <text:p>1158.23</text:p>
          </table:table-cell>
          <table:table-cell office:value-type="float" office:value="0.0000615968" calcext:value-type="float">
            <text:p>6.16E-05</text:p>
          </table:table-cell>
          <table:table-cell office:value-type="float" office:value="1233" calcext:value-type="float">
            <text:p>123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92.26" calcext:value-type="float">
            <text:p>9192.26</text:p>
          </table:table-cell>
          <table:table-cell office:value-type="float" office:value="0.000000174372" calcext:value-type="float">
            <text:p>1.74E-07</text:p>
          </table:table-cell>
          <table:table-cell office:value-type="float" office:value="5899" calcext:value-type="float">
            <text:p>589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9.1" calcext:value-type="float">
            <text:p>12479.1</text:p>
          </table:table-cell>
          <table:table-cell office:value-type="float" office:value="0.0000000414373" calcext:value-type="float">
            <text:p>4.14E-08</text:p>
          </table:table-cell>
          <table:table-cell office:value-type="float" office:value="16525" calcext:value-type="float">
            <text:p>1652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77.7" calcext:value-type="float">
            <text:p>21577.7</text:p>
          </table:table-cell>
          <table:table-cell office:value-type="float" office:value="0.00000385986" calcext:value-type="float">
            <text:p>3.86E-06</text:p>
          </table:table-cell>
          <table:table-cell office:value-type="float" office:value="19542" calcext:value-type="float">
            <text:p>1954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0.58" calcext:value-type="float">
            <text:p>1310.58</text:p>
          </table:table-cell>
          <table:table-cell table:style-name="Default" office:value-type="float" office:value="0.000979042" calcext:value-type="float">
            <text:p>0.000979042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42.02" calcext:value-type="float">
            <text:p>2042.02</text:p>
          </table:table-cell>
          <table:table-cell office:value-type="float" office:value="0.0000154355" calcext:value-type="float">
            <text:p>1.54E-05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4.248" calcext:value-type="float">
            <text:p>704.248</text:p>
          </table:table-cell>
          <table:table-cell office:value-type="float" office:value="0.0000617557" calcext:value-type="float">
            <text:p>6.18E-05</text:p>
          </table:table-cell>
          <table:table-cell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31.81" calcext:value-type="float">
            <text:p>2231.81</text:p>
          </table:table-cell>
          <table:table-cell office:value-type="float" office:value="0.00000016706" calcext:value-type="float">
            <text:p>1.67E-07</text:p>
          </table:table-cell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7.54" calcext:value-type="float">
            <text:p>3007.54</text:p>
          </table:table-cell>
          <table:table-cell office:value-type="float" office:value="0.000000000929467" calcext:value-type="float">
            <text:p>9.29E-10</text:p>
          </table:table-cell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925.1" calcext:value-type="float">
            <text:p>10925.1</text:p>
          </table:table-cell>
          <table:table-cell office:value-type="float" office:value="0.000000967577" calcext:value-type="float">
            <text:p>9.68E-07</text:p>
          </table:table-cell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53.22" calcext:value-type="float">
            <text:p>4653.22</text:p>
          </table:table-cell>
          <table:table-cell office:value-type="float" office:value="0.000000000026334" calcext:value-type="float">
            <text:p>2.63E-11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72.79" calcext:value-type="float">
            <text:p>4472.79</text:p>
          </table:table-cell>
          <table:table-cell office:value-type="float" office:value="0.0000038639" calcext:value-type="float">
            <text:p>3.86E-06</text:p>
          </table:table-cell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6.19" calcext:value-type="float">
            <text:p>1816.19</text:p>
          </table:table-cell>
          <table:table-cell table:style-name="Default" office:value-type="float" office:value="0.000975662" calcext:value-type="float">
            <text:p>0.000975662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8.27" calcext:value-type="float">
            <text:p>1588.27</text:p>
          </table:table-cell>
          <table:table-cell office:value-type="float" office:value="0.0000617557" calcext:value-type="float">
            <text:p>6.18E-05</text:p>
          </table:table-cell>
          <table:table-cell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1.63" calcext:value-type="float">
            <text:p>2351.63</text:p>
          </table:table-cell>
          <table:table-cell table:style-name="Default" office:value-type="float" office:value="0.000245928" calcext:value-type="float">
            <text:p>0.000245928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141.36" calcext:value-type="float">
            <text:p>6141.36</text:p>
          </table:table-cell>
          <table:table-cell office:value-type="float" office:value="0.000000000050871" calcext:value-type="float">
            <text:p>5.09E-11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</table:table>
      <table:table table:name="Solver 8" table:style-name="ta1">
        <table:table-column table:style-name="co1" table:number-columns-repeated="4" table:default-cell-style-name="Default"/>
        <table:table-column table:style-name="co5" table:default-cell-style-name="ce3"/>
        <table:table-column table:style-name="co1" table:default-cell-style-name="Default"/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.245" calcext:value-type="float">
            <text:p>232.245</text:p>
          </table:table-cell>
          <table:table-cell table:style-name="Default" office:value-type="float" office:value="0.000975389" calcext:value-type="float">
            <text:p>0.00097538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6.54" calcext:value-type="float">
            <text:p>356.54</text:p>
          </table:table-cell>
          <table:table-cell table:style-name="Default" office:value-type="float" office:value="0.000246298" calcext:value-type="float">
            <text:p>0.00024629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.945" calcext:value-type="float">
            <text:p>431.945</text:p>
          </table:table-cell>
          <table:table-cell office:value-type="float" office:value="0.0000618484" calcext:value-type="float">
            <text:p>6.18E-0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9.899" calcext:value-type="float">
            <text:p>809.899</text:p>
          </table:table-cell>
          <table:table-cell office:value-type="float" office:value="0.0000154806" calcext:value-type="float">
            <text:p>1.55E-0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67.37" calcext:value-type="float">
            <text:p>2067.37</text:p>
          </table:table-cell>
          <table:table-cell office:value-type="float" office:value="0.00000387669" calcext:value-type="float">
            <text:p>3.88E-0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09.81" calcext:value-type="float">
            <text:p>6309.81</text:p>
          </table:table-cell>
          <table:table-cell office:value-type="float" office:value="0.000000961594" calcext:value-type="float">
            <text:p>9.62E-0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0.167" calcext:value-type="float">
            <text:p>490.167</text:p>
          </table:table-cell>
          <table:table-cell office:value-type="float" office:value="0.0000618484" calcext:value-type="float">
            <text:p>6.18E-0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7.416" calcext:value-type="float">
            <text:p>627.416</text:p>
          </table:table-cell>
          <table:table-cell office:value-type="float" office:value="0.000000169108" calcext:value-type="float">
            <text:p>1.69E-0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4.84" calcext:value-type="float">
            <text:p>1014.84</text:p>
          </table:table-cell>
          <table:table-cell office:value-type="float" office:value="0.0000000278075" calcext:value-type="float">
            <text:p>2.78E-0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31.13" calcext:value-type="float">
            <text:p>1631.13</text:p>
          </table:table-cell>
          <table:table-cell office:value-type="float" office:value="0.000000022881" calcext:value-type="float">
            <text:p>2.29E-0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86.53" calcext:value-type="float">
            <text:p>2386.53</text:p>
          </table:table-cell>
          <table:table-cell office:value-type="float" office:value="0.0000000229142" calcext:value-type="float">
            <text:p>2.29E-08</text:p>
          </table:table-cell>
          <table:table-cell office:value-type="float" office:value="1004" calcext:value-type="float">
            <text:p>1004</text:p>
          </table:table-cell>
        </table:table-row>
      </table:table>
      <table:table table:name="Solver 9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.765" calcext:value-type="float">
            <text:p>203.765</text:p>
          </table:table-cell>
          <table:table-cell table:style-name="Default" office:value-type="float" office:value="0.000975328" calcext:value-type="float">
            <text:p>0.00097532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0.487" calcext:value-type="float">
            <text:p>290.487</text:p>
          </table:table-cell>
          <table:table-cell table:style-name="Default" office:value-type="float" office:value="0.000246375" calcext:value-type="float">
            <text:p>0.00024637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7.463" calcext:value-type="float">
            <text:p>537.463</text:p>
          </table:table-cell>
          <table:table-cell office:value-type="float" office:value="0.0000617693" calcext:value-type="float">
            <text:p>6.18E-0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6.469" calcext:value-type="float">
            <text:p>656.469</text:p>
          </table:table-cell>
          <table:table-cell office:value-type="float" office:value="0.000015506" calcext:value-type="float">
            <text:p>1.55E-0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7.52" calcext:value-type="float">
            <text:p>1987.52</text:p>
          </table:table-cell>
          <table:table-cell office:value-type="float" office:value="0.00000383383" calcext:value-type="float">
            <text:p>3.83E-0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640.59" calcext:value-type="float">
            <text:p>6640.59</text:p>
          </table:table-cell>
          <table:table-cell office:value-type="float" office:value="0.000000930638" calcext:value-type="float">
            <text:p>9.31E-0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7.463" calcext:value-type="float">
            <text:p>537.463</text:p>
          </table:table-cell>
          <table:table-cell office:value-type="float" office:value="0.0000617693" calcext:value-type="float">
            <text:p>6.18E-0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7.856" calcext:value-type="float">
            <text:p>537.856</text:p>
          </table:table-cell>
          <table:table-cell office:value-type="float" office:value="0.000000192065" calcext:value-type="float">
            <text:p>1.92E-0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5.578" calcext:value-type="float">
            <text:p>885.578</text:p>
          </table:table-cell>
          <table:table-cell office:value-type="float" office:value="0.00000010348" calcext:value-type="float">
            <text:p>1.03E-0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53.9" calcext:value-type="float">
            <text:p>1453.9</text:p>
          </table:table-cell>
          <table:table-cell office:value-type="float" office:value="0.0000000944826" calcext:value-type="float">
            <text:p>9.45E-0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39.46" calcext:value-type="float">
            <text:p>2039.46</text:p>
          </table:table-cell>
          <table:table-cell office:value-type="float" office:value="0.0000000945316" calcext:value-type="float">
            <text:p>9.45E-08</text:p>
          </table:table-cell>
          <table:table-cell office:value-type="float" office:value="1004" calcext:value-type="float">
            <text:p>1004</text:p>
          </table:table-cell>
        </table:table-row>
      </table:table>
      <table:table table:name="Solver 1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0.58" calcext:value-type="float">
            <text:p>1310.58</text:p>
          </table:table-cell>
          <table:table-cell table:style-name="Default" office:value-type="float" office:value="0.000979042" calcext:value-type="float">
            <text:p>0.00097904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0.58" calcext:value-type="float">
            <text:p>1310.58</text:p>
          </table:table-cell>
          <table:table-cell table:style-name="Default" office:value-type="float" office:value="0.000979042" calcext:value-type="float">
            <text:p>0.00097904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78.19" calcext:value-type="float">
            <text:p>3078.19</text:p>
          </table:table-cell>
          <table:table-cell office:value-type="float" office:value="0.0000615968" calcext:value-type="float">
            <text:p>6.16E-05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10.13" calcext:value-type="float">
            <text:p>6310.13</text:p>
          </table:table-cell>
          <table:table-cell office:value-type="float" office:value="0.0000154401" calcext:value-type="float">
            <text:p>1.54E-05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77.7" calcext:value-type="float">
            <text:p>21577.7</text:p>
          </table:table-cell>
          <table:table-cell office:value-type="float" office:value="0.00000385986" calcext:value-type="float">
            <text:p>3.86E-06</text:p>
          </table:table-cell>
          <table:table-cell office:value-type="float" office:value="19542" calcext:value-type="float">
            <text:p>195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293.6" calcext:value-type="float">
            <text:p>53293.6</text:p>
          </table:table-cell>
          <table:table-cell office:value-type="float" office:value="0.00000096704" calcext:value-type="float">
            <text:p>9.67E-07</text:p>
          </table:table-cell>
          <table:table-cell office:value-type="float" office:value="78173" calcext:value-type="float">
            <text:p>78173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58.23" calcext:value-type="float">
            <text:p>1158.23</text:p>
          </table:table-cell>
          <table:table-cell office:value-type="float" office:value="0.0000615968" calcext:value-type="float">
            <text:p>6.16E-05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92.26" calcext:value-type="float">
            <text:p>9192.26</text:p>
          </table:table-cell>
          <table:table-cell office:value-type="float" office:value="0.000000174372" calcext:value-type="float">
            <text:p>1.74E-07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9.1" calcext:value-type="float">
            <text:p>12479.1</text:p>
          </table:table-cell>
          <table:table-cell office:value-type="float" office:value="0.0000000414373" calcext:value-type="float">
            <text:p>4.14E-08</text:p>
          </table:table-cell>
          <table:table-cell office:value-type="float" office:value="16525" calcext:value-type="float">
            <text:p>165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817.6" calcext:value-type="float">
            <text:p>10817.6</text:p>
          </table:table-cell>
          <table:table-cell office:value-type="float" office:value="0.0000000377883" calcext:value-type="float">
            <text:p>3.78E-08</text:p>
          </table:table-cell>
          <table:table-cell office:value-type="float" office:value="36804" calcext:value-type="float">
            <text:p>36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352.2" calcext:value-type="float">
            <text:p>43352.2</text:p>
          </table:table-cell>
          <table:table-cell office:value-type="float" office:value="0.0000000352967" calcext:value-type="float">
            <text:p>3.53E-08</text:p>
          </table:table-cell>
          <table:table-cell office:value-type="float" office:value="71452" calcext:value-type="float">
            <text:p>71452</text:p>
          </table:table-cell>
        </table:table-row>
      </table:table>
      <table:table table:name="Solver 12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6.19" calcext:value-type="float">
            <text:p>1816.19</text:p>
          </table:table-cell>
          <table:table-cell table:style-name="Default" office:value-type="float" office:value="0.000975662" calcext:value-type="float">
            <text:p>0.00097566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1.63" calcext:value-type="float">
            <text:p>2351.63</text:p>
          </table:table-cell>
          <table:table-cell table:style-name="Default" office:value-type="float" office:value="0.000245928" calcext:value-type="float">
            <text:p>0.00024592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4.248" calcext:value-type="float">
            <text:p>704.248</text:p>
          </table:table-cell>
          <table:table-cell office:value-type="float" office:value="0.0000617557" calcext:value-type="float">
            <text:p>6.18E-0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42.02" calcext:value-type="float">
            <text:p>2042.02</text:p>
          </table:table-cell>
          <table:table-cell office:value-type="float" office:value="0.0000154355" calcext:value-type="float">
            <text:p>1.54E-0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72.79" calcext:value-type="float">
            <text:p>4472.79</text:p>
          </table:table-cell>
          <table:table-cell office:value-type="float" office:value="0.0000038639" calcext:value-type="float">
            <text:p>3.86E-0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925.1" calcext:value-type="float">
            <text:p>10925.1</text:p>
          </table:table-cell>
          <table:table-cell office:value-type="float" office:value="0.000000967577" calcext:value-type="float">
            <text:p>9.68E-0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8.27" calcext:value-type="float">
            <text:p>1588.27</text:p>
          </table:table-cell>
          <table:table-cell office:value-type="float" office:value="0.0000617557" calcext:value-type="float">
            <text:p>6.18E-0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31.81" calcext:value-type="float">
            <text:p>2231.81</text:p>
          </table:table-cell>
          <table:table-cell office:value-type="float" office:value="0.00000016706" calcext:value-type="float">
            <text:p>1.67E-0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7.54" calcext:value-type="float">
            <text:p>3007.54</text:p>
          </table:table-cell>
          <table:table-cell office:value-type="float" office:value="0.000000000929467" calcext:value-type="float">
            <text:p>9.29E-1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53.22" calcext:value-type="float">
            <text:p>4653.22</text:p>
          </table:table-cell>
          <table:table-cell office:value-type="float" office:value="0.000000000026334" calcext:value-type="float">
            <text:p>2.63E-1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141.36" calcext:value-type="float">
            <text:p>6141.36</text:p>
          </table:table-cell>
          <table:table-cell office:value-type="float" office:value="0.000000000050871" calcext:value-type="float">
            <text:p>5.09E-11</text:p>
          </table:table-cell>
          <table:table-cell office:value-type="float" office:value="1006" calcext:value-type="float">
            <text:p>1006</text:p>
          </table:table-cell>
        </table:table-row>
      </table:table>
      <table:table table:name="formato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refs 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iteracione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rror</text:p>
          </table:table-cell>
          <table:table-cell table:number-columns-repeated="3"/>
          <table:table-cell office:value-type="string" calcext:value-type="string">
            <text:p>tiempo</text:p>
          </table:table-cell>
          <table:table-cell table:number-columns-repeated="3"/>
          <table:table-cell office:value-type="string" calcext:value-type="string">
            <text:p>iteraciones</text:p>
          </table:table-cell>
          <table:table-cell/>
        </table:table-row>
        <table:table-row table:style-name="ro1">
          <table:table-cell office:value-type="string" calcext:value-type="string">
            <text:p>refs</text:p>
          </table:table-cell>
          <table:table-cell office:value-type="string" calcext:value-type="string">
            <text:p>s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.000975389" calcext:value-type="float">
            <text:p>0.000975389</text:p>
          </table:table-cell>
          <table:table-cell office:value-type="float" office:value="0.000975328" calcext:value-type="float">
            <text:p>0.000975328</text:p>
          </table:table-cell>
          <table:table-cell office:value-type="float" office:value="0.000979042" calcext:value-type="float">
            <text:p>0.000979042</text:p>
          </table:table-cell>
          <table:table-cell office:value-type="float" office:value="0.000975662" calcext:value-type="float">
            <text:p>0.000975662</text:p>
          </table:table-cell>
          <table:table-cell table:formula="of:=[$'Solver 8'.D4]/60" office:value-type="float" office:value="3.87075" calcext:value-type="float">
            <text:p>3.87075</text:p>
          </table:table-cell>
          <table:table-cell table:formula="of:=[$'Solver 9'.D4]/60" office:value-type="float" office:value="3.39608333333333" calcext:value-type="float">
            <text:p>3.39608333333333</text:p>
          </table:table-cell>
          <table:table-cell table:formula="of:=[$'Solver 11'.D4]/60" office:value-type="float" office:value="21.843" calcext:value-type="float">
            <text:p>21.843</text:p>
          </table:table-cell>
          <table:table-cell table:formula="of:=[$'Solver 12'.D4]/60" office:value-type="float" office:value="30.2698333333333" calcext:value-type="float">
            <text:p>30.2698333333333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1009" calcext:value-type="float">
            <text:p>100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float" office:value="0.000246298" calcext:value-type="float">
            <text:p>0.000246298</text:p>
          </table:table-cell>
          <table:table-cell office:value-type="float" office:value="0.000246375" calcext:value-type="float">
            <text:p>0.000246375</text:p>
          </table:table-cell>
          <table:table-cell office:value-type="float" office:value="0.000979042" calcext:value-type="float">
            <text:p>0.000979042</text:p>
          </table:table-cell>
          <table:table-cell office:value-type="float" office:value="0.000245928" calcext:value-type="float">
            <text:p>0.000245928</text:p>
          </table:table-cell>
          <table:table-cell table:formula="of:=[$'Solver 8'.D5]/60" office:value-type="float" office:value="5.94233333333333" calcext:value-type="float">
            <text:p>5.94233333333333</text:p>
          </table:table-cell>
          <table:table-cell table:formula="of:=[$'Solver 9'.D5]/60" office:value-type="float" office:value="4.84145" calcext:value-type="float">
            <text:p>4.84145</text:p>
          </table:table-cell>
          <table:table-cell table:formula="of:=[$'Solver 11'.D5]/60" office:value-type="float" office:value="21.843" calcext:value-type="float">
            <text:p>21.843</text:p>
          </table:table-cell>
          <table:table-cell table:formula="of:=[$'Solver 12'.D5]/60" office:value-type="float" office:value="39.1938333333333" calcext:value-type="float">
            <text:p>39.1938333333333</text:p>
          </table:table-cell>
          <table:table-cell table:number-columns-repeated="2"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9" calcext:value-type="float">
            <text:p>3249</text:p>
          </table:table-cell>
          <table:table-cell table:style-name="ce3" office:value-type="float" office:value="0.0000618484" calcext:value-type="float">
            <text:p>6.18E-05</text:p>
          </table:table-cell>
          <table:table-cell table:style-name="ce3" office:value-type="float" office:value="0.0000617693" calcext:value-type="float">
            <text:p>6.18E-05</text:p>
          </table:table-cell>
          <table:table-cell table:style-name="ce3" office:value-type="float" office:value="0.0000615968" calcext:value-type="float">
            <text:p>6.16E-05</text:p>
          </table:table-cell>
          <table:table-cell table:style-name="ce3" office:value-type="float" office:value="0.0000617557" calcext:value-type="float">
            <text:p>6.18E-05</text:p>
          </table:table-cell>
          <table:table-cell table:formula="of:=[$'Solver 8'.D6]/60" office:value-type="float" office:value="7.19908333333333" calcext:value-type="float">
            <text:p>7.19908333333333</text:p>
          </table:table-cell>
          <table:table-cell table:formula="of:=[$'Solver 9'.D6]/60" office:value-type="float" office:value="8.95771666666667" calcext:value-type="float">
            <text:p>8.95771666666667</text:p>
          </table:table-cell>
          <table:table-cell table:formula="of:=[$'Solver 11'.D6]/60" office:value-type="float" office:value="51.3031666666667" calcext:value-type="float">
            <text:p>51.3031666666667</text:p>
          </table:table-cell>
          <table:table-cell table:formula="of:=[$'Solver 12'.D6]/60" office:value-type="float" office:value="11.7374666666667" calcext:value-type="float">
            <text:p>11.7374666666667</text:p>
          </table:table-cell>
          <table:table-cell office:value-type="float" office:value="1015" calcext:value-type="float">
            <text:p>1015</text:p>
          </table:table-cell>
          <table:table-cell office:value-type="float" office:value="1013" calcext:value-type="float">
            <text:p>1013</text:p>
          </table:table-cell>
          <table:table-cell office:value-type="float" office:value="1233" calcext:value-type="float">
            <text:p>123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69" calcext:value-type="float">
            <text:p>12769</text:p>
          </table:table-cell>
          <table:table-cell table:style-name="ce3" office:value-type="float" office:value="0.0000154806" calcext:value-type="float">
            <text:p>1.55E-05</text:p>
          </table:table-cell>
          <table:table-cell table:style-name="ce3" office:value-type="float" office:value="0.000015506" calcext:value-type="float">
            <text:p>1.55E-05</text:p>
          </table:table-cell>
          <table:table-cell table:style-name="ce3" office:value-type="float" office:value="0.0000154401" calcext:value-type="float">
            <text:p>1.54E-05</text:p>
          </table:table-cell>
          <table:table-cell table:style-name="ce3" office:value-type="float" office:value="0.0000154355" calcext:value-type="float">
            <text:p>1.54E-05</text:p>
          </table:table-cell>
          <table:table-cell table:formula="of:=[$'Solver 8'.D7]/60" office:value-type="float" office:value="13.4983166666667" calcext:value-type="float">
            <text:p>13.4983166666667</text:p>
          </table:table-cell>
          <table:table-cell table:formula="of:=[$'Solver 9'.D7]/60" office:value-type="float" office:value="10.94115" calcext:value-type="float">
            <text:p>10.94115</text:p>
          </table:table-cell>
          <table:table-cell table:formula="of:=[$'Solver 11'.D7]/60" office:value-type="float" office:value="105.168833333333" calcext:value-type="float">
            <text:p>105.168833333333</text:p>
          </table:table-cell>
          <table:table-cell table:formula="of:=[$'Solver 12'.D7]/60" office:value-type="float" office:value="34.0336666666667" calcext:value-type="float">
            <text:p>34.0336666666667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4885" calcext:value-type="float">
            <text:p>488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625" calcext:value-type="float">
            <text:p>50625</text:p>
          </table:table-cell>
          <table:table-cell table:style-name="ce3" office:value-type="float" office:value="0.00000387669" calcext:value-type="float">
            <text:p>3.88E-06</text:p>
          </table:table-cell>
          <table:table-cell table:style-name="ce3" office:value-type="float" office:value="0.00000383383" calcext:value-type="float">
            <text:p>3.83E-06</text:p>
          </table:table-cell>
          <table:table-cell table:style-name="ce3" office:value-type="float" office:value="0.00000385986" calcext:value-type="float">
            <text:p>3.86E-06</text:p>
          </table:table-cell>
          <table:table-cell table:style-name="ce3" office:value-type="float" office:value="0.0000038639" calcext:value-type="float">
            <text:p>3.86E-06</text:p>
          </table:table-cell>
          <table:table-cell table:formula="of:=[$'Solver 8'.D8]/60" office:value-type="float" office:value="34.4561666666667" calcext:value-type="float">
            <text:p>34.4561666666667</text:p>
          </table:table-cell>
          <table:table-cell table:formula="of:=[$'Solver 9'.D8]/60" office:value-type="float" office:value="33.1253333333333" calcext:value-type="float">
            <text:p>33.1253333333333</text:p>
          </table:table-cell>
          <table:table-cell table:formula="of:=[$'Solver 11'.D8]/60" office:value-type="float" office:value="359.628333333333" calcext:value-type="float">
            <text:p>359.628333333333</text:p>
          </table:table-cell>
          <table:table-cell table:formula="of:=[$'Solver 12'.D8]/60" office:value-type="float" office:value="74.5465" calcext:value-type="float">
            <text:p>74.5465</text:p>
          </table:table-cell>
          <table:table-cell office:value-type="float" office:value="1009" calcext:value-type="float">
            <text:p>1009</text:p>
          </table:table-cell>
          <table:table-cell office:value-type="float" office:value="1012" calcext:value-type="float">
            <text:p>1012</text:p>
          </table:table-cell>
          <table:table-cell office:value-type="float" office:value="19542" calcext:value-type="float">
            <text:p>1954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01" calcext:value-type="float">
            <text:p>201601</text:p>
          </table:table-cell>
          <table:table-cell table:style-name="ce3" office:value-type="float" office:value="0.000000961594" calcext:value-type="float">
            <text:p>9.62E-07</text:p>
          </table:table-cell>
          <table:table-cell table:style-name="ce3" office:value-type="float" office:value="0.000000930638" calcext:value-type="float">
            <text:p>9.31E-07</text:p>
          </table:table-cell>
          <table:table-cell table:style-name="ce3" office:value-type="float" office:value="0.00000096704" calcext:value-type="float">
            <text:p>9.67E-07</text:p>
          </table:table-cell>
          <table:table-cell table:style-name="ce3" office:value-type="float" office:value="0.000000967577" calcext:value-type="float">
            <text:p>9.68E-07</text:p>
          </table:table-cell>
          <table:table-cell table:formula="of:=[$'Solver 8'.D9]/60" office:value-type="float" office:value="105.1635" calcext:value-type="float">
            <text:p>105.1635</text:p>
          </table:table-cell>
          <table:table-cell table:formula="of:=[$'Solver 9'.D9]/60" office:value-type="float" office:value="110.6765" calcext:value-type="float">
            <text:p>110.6765</text:p>
          </table:table-cell>
          <table:table-cell table:formula="of:=[$'Solver 11'.D9]/60" office:value-type="float" office:value="888.226666666667" calcext:value-type="float">
            <text:p>888.226666666667</text:p>
          </table:table-cell>
          <table:table-cell table:formula="of:=[$'Solver 12'.D9]/60" office:value-type="float" office:value="182.085" calcext:value-type="float">
            <text:p>182.085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78173" calcext:value-type="float">
            <text:p>7817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iteracione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error</text:p>
          </table:table-cell>
          <table:table-cell table:number-columns-repeated="3"/>
          <table:table-cell office:value-type="string" calcext:value-type="string">
            <text:p>tiempo</text:p>
          </table:table-cell>
          <table:table-cell table:number-columns-repeated="3"/>
          <table:table-cell office:value-type="string" calcext:value-type="string">
            <text:p>iteraciones</text:p>
          </table:table-cell>
          <table:table-cell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9" calcext:value-type="float">
            <text:p>3249</text:p>
          </table:table-cell>
          <table:table-cell table:style-name="ce3" office:value-type="float" office:value="0.0000618484" calcext:value-type="float">
            <text:p>6.18E-05</text:p>
          </table:table-cell>
          <table:table-cell table:style-name="ce3" office:value-type="float" office:value="0.0000617693" calcext:value-type="float">
            <text:p>6.18E-05</text:p>
          </table:table-cell>
          <table:table-cell table:style-name="ce3" office:value-type="float" office:value="0.0000615968" calcext:value-type="float">
            <text:p>6.16E-05</text:p>
          </table:table-cell>
          <table:table-cell table:style-name="ce3" office:value-type="float" office:value="0.0000617557" calcext:value-type="float">
            <text:p>6.18E-05</text:p>
          </table:table-cell>
          <table:table-cell table:formula="of:=[$'Solver 8'.D12]/60" office:value-type="float" office:value="8.16945" calcext:value-type="float">
            <text:p>8.16945</text:p>
          </table:table-cell>
          <table:table-cell table:formula="of:=[$'Solver 9'.D12]/60" office:value-type="float" office:value="8.95771666666667" calcext:value-type="float">
            <text:p>8.95771666666667</text:p>
          </table:table-cell>
          <table:table-cell table:formula="of:=[$'Solver 11'.D12]/60" office:value-type="float" office:value="19.3038333333333" calcext:value-type="float">
            <text:p>19.3038333333333</text:p>
          </table:table-cell>
          <table:table-cell table:formula="of:=[$'Solver 12'.D12]/60" office:value-type="float" office:value="26.4711666666667" calcext:value-type="float">
            <text:p>26.4711666666667</text:p>
          </table:table-cell>
          <table:table-cell office:value-type="float" office:value="1015" calcext:value-type="float">
            <text:p>1015</text:p>
          </table:table-cell>
          <table:table-cell office:value-type="float" office:value="1013" calcext:value-type="float">
            <text:p>1013</text:p>
          </table:table-cell>
          <table:table-cell office:value-type="float" office:value="1233" calcext:value-type="float">
            <text:p>123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69" calcext:value-type="float">
            <text:p>12769</text:p>
          </table:table-cell>
          <table:table-cell table:style-name="ce3" office:value-type="float" office:value="0.000000169108" calcext:value-type="float">
            <text:p>1.69E-07</text:p>
          </table:table-cell>
          <table:table-cell table:style-name="ce3" office:value-type="float" office:value="0.000000192065" calcext:value-type="float">
            <text:p>1.92E-07</text:p>
          </table:table-cell>
          <table:table-cell table:style-name="ce3" office:value-type="float" office:value="0.000000174372" calcext:value-type="float">
            <text:p>1.74E-07</text:p>
          </table:table-cell>
          <table:table-cell table:style-name="ce3" office:value-type="float" office:value="0.00000016706" calcext:value-type="float">
            <text:p>1.67E-07</text:p>
          </table:table-cell>
          <table:table-cell table:formula="of:=[$'Solver 8'.D13]/60" office:value-type="float" office:value="10.4569333333333" calcext:value-type="float">
            <text:p>10.4569333333333</text:p>
          </table:table-cell>
          <table:table-cell table:formula="of:=[$'Solver 9'.D13]/60" office:value-type="float" office:value="8.96426666666667" calcext:value-type="float">
            <text:p>8.96426666666667</text:p>
          </table:table-cell>
          <table:table-cell table:formula="of:=[$'Solver 11'.D13]/60" office:value-type="float" office:value="153.204333333333" calcext:value-type="float">
            <text:p>153.204333333333</text:p>
          </table:table-cell>
          <table:table-cell table:formula="of:=[$'Solver 12'.D13]/60" office:value-type="float" office:value="37.1968333333333" calcext:value-type="float">
            <text:p>37.1968333333333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5899" calcext:value-type="float">
            <text:p>589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561" calcext:value-type="float">
            <text:p>28561</text:p>
          </table:table-cell>
          <table:table-cell table:style-name="ce3" office:value-type="float" office:value="0.0000000278075" calcext:value-type="float">
            <text:p>2.78E-08</text:p>
          </table:table-cell>
          <table:table-cell table:style-name="ce3" office:value-type="float" office:value="0.00000010348" calcext:value-type="float">
            <text:p>1.03E-07</text:p>
          </table:table-cell>
          <table:table-cell table:style-name="ce3" office:value-type="float" office:value="0.0000000414373" calcext:value-type="float">
            <text:p>4.14E-08</text:p>
          </table:table-cell>
          <table:table-cell table:style-name="ce3" office:value-type="float" office:value="0.000000000929467" calcext:value-type="float">
            <text:p>9.29E-10</text:p>
          </table:table-cell>
          <table:table-cell table:formula="of:=[$'Solver 8'.D14]/60" office:value-type="float" office:value="16.914" calcext:value-type="float">
            <text:p>16.914</text:p>
          </table:table-cell>
          <table:table-cell table:formula="of:=[$'Solver 9'.D14]/60" office:value-type="float" office:value="14.7596333333333" calcext:value-type="float">
            <text:p>14.7596333333333</text:p>
          </table:table-cell>
          <table:table-cell table:formula="of:=[$'Solver 11'.D14]/60" office:value-type="float" office:value="207.985" calcext:value-type="float">
            <text:p>207.985</text:p>
          </table:table-cell>
          <table:table-cell table:formula="of:=[$'Solver 12'.D14]/60" office:value-type="float" office:value="50.1256666666667" calcext:value-type="float">
            <text:p>50.1256666666667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6525" calcext:value-type="float">
            <text:p>1652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625" calcext:value-type="float">
            <text:p>50625</text:p>
          </table:table-cell>
          <table:table-cell table:style-name="ce3" office:value-type="float" office:value="0.000000022881" calcext:value-type="float">
            <text:p>2.29E-08</text:p>
          </table:table-cell>
          <table:table-cell table:style-name="ce3" office:value-type="float" office:value="0.0000000944826" calcext:value-type="float">
            <text:p>9.45E-08</text:p>
          </table:table-cell>
          <table:table-cell table:style-name="ce3" office:value-type="float" office:value="0.0000000377883" calcext:value-type="float">
            <text:p>3.78E-08</text:p>
          </table:table-cell>
          <table:table-cell table:style-name="ce3" office:value-type="float" office:value="0.000000000026334" calcext:value-type="float">
            <text:p>2.63E-11</text:p>
          </table:table-cell>
          <table:table-cell table:formula="of:=[$'Solver 8'.D15]/60" office:value-type="float" office:value="27.1855" calcext:value-type="float">
            <text:p>27.1855</text:p>
          </table:table-cell>
          <table:table-cell table:formula="of:=[$'Solver 9'.D15]/60" office:value-type="float" office:value="24.2316666666667" calcext:value-type="float">
            <text:p>24.2316666666667</text:p>
          </table:table-cell>
          <table:table-cell table:formula="of:=[$'Solver 11'.D15]/60" office:value-type="float" office:value="180.293333333333" calcext:value-type="float">
            <text:p>180.293333333333</text:p>
          </table:table-cell>
          <table:table-cell table:formula="of:=[$'Solver 12'.D15]/60" office:value-type="float" office:value="77.5536666666667" calcext:value-type="float">
            <text:p>77.5536666666667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36804" calcext:value-type="float">
            <text:p>3680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961" calcext:value-type="float">
            <text:p>78961</text:p>
          </table:table-cell>
          <table:table-cell table:style-name="ce3" office:value-type="float" office:value="0.0000000229142" calcext:value-type="float">
            <text:p>2.29E-08</text:p>
          </table:table-cell>
          <table:table-cell table:style-name="ce3" office:value-type="float" office:value="0.0000000945316" calcext:value-type="float">
            <text:p>9.45E-08</text:p>
          </table:table-cell>
          <table:table-cell table:style-name="ce3" office:value-type="float" office:value="0.0000000352967" calcext:value-type="float">
            <text:p>3.53E-08</text:p>
          </table:table-cell>
          <table:table-cell table:style-name="ce3" office:value-type="float" office:value="0.000000000050871" calcext:value-type="float">
            <text:p>5.09E-11</text:p>
          </table:table-cell>
          <table:table-cell table:formula="of:=[$'Solver 8'.D16]/60" office:value-type="float" office:value="39.7755" calcext:value-type="float">
            <text:p>39.7755</text:p>
          </table:table-cell>
          <table:table-cell table:formula="of:=[$'Solver 9'.D16]/60" office:value-type="float" office:value="33.991" calcext:value-type="float">
            <text:p>33.991</text:p>
          </table:table-cell>
          <table:table-cell table:formula="of:=[$'Solver 11'.D16]/60" office:value-type="float" office:value="722.536666666667" calcext:value-type="float">
            <text:p>722.536666666667</text:p>
          </table:table-cell>
          <table:table-cell table:formula="of:=[$'Solver 12'.D16]/60" office:value-type="float" office:value="102.356" calcext:value-type="float">
            <text:p>102.356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71452" calcext:value-type="float">
            <text:p>71452</text:p>
          </table:table-cell>
          <table:table-cell office:value-type="float" office:value="1006" calcext:value-type="float">
            <text:p>1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2:23:25.647239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5:42:48.662909216</meta:creation-date>
    <dc:date>2021-05-18T12:25:35.204136253</dc:date>
    <meta:editing-duration>PT3H8M9S</meta:editing-duration>
    <meta:editing-cycles>8</meta:editing-cycles>
    <meta:generator>LibreOffice/7.0.5.2$Linux_X86_64 LibreOffice_project/00$Build-2</meta:generator>
    <meta:document-statistic meta:table-count="6" meta:cell-count="709" meta:object-count="0"/>
  </office:meta>
</office:document-meta>
</file>